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10000013F1E25278B.png"/>
  <manifest:file-entry manifest:media-type="image/png" manifest:full-path="Pictures/10000000000001D0000000FB85370315.png"/>
  <manifest:file-entry manifest:media-type="image/png" manifest:full-path="Pictures/10000000000002A50000015EC24E46DD.png"/>
  <manifest:file-entry manifest:media-type="image/png" manifest:full-path="Pictures/10000000000001F60000014DC54D0BBD.png"/>
  <manifest:file-entry manifest:media-type="image/png" manifest:full-path="Pictures/10000000000001D40000015564CE36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2.383cm" svg:height="9.022cm" draw:z-index="0"><draw:image xlink:href="Pictures/10000000000001D40000015564CE36BF.png" xlink:type="simple" xlink:show="embed" xlink:actuate="onLoad"/></draw:frame></text:p>
      <text:p text:style-name="Standard"/>
      <text:p text:style-name="Standard"/>
      <text:p text:style-name="Standard"><draw:frame draw:style-name="fr1" draw:name="gráficos2" text:anchor-type="paragraph" svg:width="12.277cm" svg:height="6.641cm" draw:z-index="1"><draw:image xlink:href="Pictures/10000000000001D0000000FB85370315.png" xlink:type="simple" xlink:show="embed" xlink:actuate="onLoad"/></draw:frame></text:p>
      <text:p text:style-name="Standard"><draw:frame draw:style-name="fr2" draw:name="gráficos3" text:anchor-type="paragraph" svg:x="1cm" svg:y="0cm" svg:width="17.59cm" svg:height="9.093cm" draw:z-index="2"><draw:image xlink:href="Pictures/10000000000002A50000015EC24E46DD.png" xlink:type="simple" xlink:show="embed" xlink:actuate="onLoad"/></draw:frame><text:soft-page-break/></text:p>
      <text:p text:style-name="Standard"><draw:frame draw:style-name="fr2" draw:name="gráficos4" text:anchor-type="paragraph" svg:x="1.109cm" svg:y="2.593cm" svg:width="10.186cm" svg:height="8.44cm" draw:z-index="3"><draw:image xlink:href="Pictures/10000000000001810000013F1E25278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5" text:anchor-type="paragraph" svg:width="13.282cm" svg:height="8.811cm" draw:z-index="4"><draw:image xlink:href="Pictures/10000000000001F60000014DC54D0BBD.png" xlink:type="simple" xlink:show="embed" xlink:actuate="onLoad"/></draw:frame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istian Carrillo Diaz</meta:initial-creator>
    <meta:creation-date>2023-01-25T13:52:21.20</meta:creation-date>
    <dc:date>2023-01-25T13:56:20.74</dc:date>
    <dc:creator>Cristian Carrillo Diaz</dc:creator>
    <meta:editing-duration>PT4M1S</meta:editing-duration>
    <meta:editing-cycles>1</meta:editing-cycles>
    <meta:generator>OpenOffice/4.1.13$Win32 OpenOffice.org_project/4113m1$Build-9810</meta:generator>
    <meta:document-statistic meta:table-count="0" meta:image-count="5" meta:object-count="0" meta:page-count="3" meta:paragraph-count="1" meta:word-count="0" meta:character-count="1"/>
  </office:meta>
</office:document-meta>
</file>